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c20b" officeooo:paragraph-rsid="0009c20b"/>
    </style:style>
    <style:style style:name="P2" style:family="paragraph" style:parent-style-name="Standard" style:list-style-name="L1">
      <style:text-properties officeooo:rsid="000a4904" officeooo:paragraph-rsid="000a4904"/>
    </style:style>
    <style:style style:name="P3" style:family="paragraph" style:parent-style-name="Standard" style:list-style-name="L1">
      <style:text-properties officeooo:rsid="000b20e0" officeooo:paragraph-rsid="000b20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4743433" text:style-name="L1">
        <text:list-item>
          <text:p text:style-name="P1">Create git repo</text:p>
        </text:list-item>
        <text:list-item>
          <text:p text:style-name="P1">Set up development stack</text:p>
          <text:list>
            <text:list-item>
              <text:p text:style-name="P1">React</text:p>
            </text:list-item>
            <text:list-item>
              <text:p text:style-name="P1">Node</text:p>
            </text:list-item>
            <text:list-item>
              <text:p text:style-name="P1">Mongo</text:p>
            </text:list-item>
            <text:list-item>
              <text:p text:style-name="P1">Redux</text:p>
            </text:list-item>
            <text:list-item>
              <text:p text:style-name="P1">Sass</text:p>
            </text:list-item>
            <text:list-item>
              <text:p text:style-name="P1">GraphQL</text:p>
            </text:list-item>
          </text:list>
        </text:list-item>
        <text:list-item>
          <text:p text:style-name="P1">Implement user profiles with authentication</text:p>
        </text:list-item>
        <text:list-item>
          <text:p text:style-name="P1">User object</text:p>
          <text:list>
            <text:list-item>
              <text:p text:style-name="P1">First name</text:p>
            </text:list-item>
            <text:list-item>
              <text:p text:style-name="P1">Last name</text:p>
            </text:list-item>
            <text:list-item>
              <text:p text:style-name="P1">Email</text:p>
            </text:list-item>
            <text:list-item>
              <text:p text:style-name="P1">Address</text:p>
              <text:list>
                <text:list-item>
                  <text:p text:style-name="P1">(use address api)</text:p>
                </text:list-item>
              </text:list>
            </text:list-item>
            <text:list-item>
              <text:p text:style-name="P1">Phone</text:p>
            </text:list-item>
          </text:list>
        </text:list-item>
        <text:list-item>
          <text:p text:style-name="P1">Watch object</text:p>
          <text:list>
            <text:list-item>
              <text:p text:style-name="P1">Brand</text:p>
            </text:list-item>
            <text:list-item>
              <text:p text:style-name="P1">Model</text:p>
            </text:list-item>
            <text:list-item>
              <text:p text:style-name="P1">Price</text:p>
            </text:list-item>
            <text:list-item>
              <text:p text:style-name="P1">Description</text:p>
            </text:list-item>
          </text:list>
        </text:list-item>
        <text:list-item>
          <text:p text:style-name="P1">Pages</text:p>
          <text:list>
            <text:list-item>
              <text:p text:style-name="P1">Home</text:p>
            </text:list-item>
            <text:list-item>
              <text:p text:style-name="P1">About</text:p>
            </text:list-item>
            <text:list-item>
              <text:p text:style-name="P1">Brand</text:p>
            </text:list-item>
            <text:list-item>
              <text:p text:style-name="P1">Product</text:p>
            </text:list-item>
            <text:list-item>
              <text:p text:style-name="P1">Contact</text:p>
            </text:list-item>
            <text:list-item>
              <text:p text:style-name="P1">Checkout</text:p>
            </text:list-item>
            <text:list-item>
              <text:p text:style-name="P1">Sign up (could use a popup)</text:p>
            </text:list-item>
            <text:list-item>
              <text:p text:style-name="P1">Sign in (could use a popup)</text:p>
            </text:list-item>
          </text:list>
        </text:list-item>
        <text:list-item>
          <text:p text:style-name="P2">Stock management</text:p>
          <text:list>
            <text:list-item>
              <text:p text:style-name="P2">Set watch to out of stock when sold</text:p>
            </text:list-item>
            <text:list-item>
              <text:p text:style-name="P2">Generate a report of sold watches</text:p>
            </text:list-item>
            <text:list-item>
              <text:p text:style-name="P3">Admin can set watches back to in stock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4-26T10:59:23.257645022</dc:date>
    <meta:editing-duration>PT9M56S</meta:editing-duration>
    <meta:editing-cycles>2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34" meta:word-count="113" meta:character-count="465" meta:non-whitespace-character-count="420"/>
  </office:meta>
</office:document-meta>
</file>